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c2e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c2e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c2e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c2e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c2e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c2e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c2e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c2e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c2e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c2e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c2e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c2e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c2e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c2e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c2e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c2e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c2e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anna Simone Garcia Carrasquel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7/2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091886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Álvaro José García Salaz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39119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4.35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7" meta:non-whitespace-character-count="1008"/>
    <meta:template xlink:type="simple" xlink:actuate="onRequest" xlink:title="Normal" xlink:href=""/>
  </office:meta>
</office:document-meta>
</file>